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4.5277in"/>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a3b6443">
      <style:table-cell-properties fo:background-color="#ffffff" fo:border="0.035cm solid #000000" fo:padding-bottom="0.15cm" fo:padding-left="0.25cm" fo:padding-right="0.25cm" fo:padding-top="0.15cm" fo:wrap-option="wrap" style:vertical-align="middle"/>
      <style:paragraph-properties fo:margin-bottom="0.15cm" fo:margin-top="0.15cm" fo:text-align="left"/>
      <style:text-properties fo:font-size="10pt" fo:font-weight="Regular"/>
    </style:style>
    <style:style style:family="table-cell" style:name="a397fd0">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ec9ec0">
      <style:table-row-properties style:row-height="0.2756in"/>
    </style:style>
    <style:style style:family="table-row" style:name="a1eb1d7">
      <style:table-row-properties style:row-height="0.1496in"/>
    </style:style>
    <style:style style:family="table-cell" style:name="a9f8561">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78132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row" style:name="af0d8c5">
      <style:table-row-properties style:row-height="0.1969in"/>
    </style:style>
    <style:style style:family="table-row" style:name="ab3de27">
      <style:table-row-properties style:row-height="0.1496in"/>
    </style:style>
    <style:style style:family="table-cell" style:name="ad996f7">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f0acc5">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5b7c4e">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row" style:name="a00bb73">
      <style:table-row-properties style:row-height="0.1496in"/>
    </style:style>
    <style:style style:family="table-cell" style:name="a0bc848">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6bf93">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04a5a6">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040c1b">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left" style:tab-stop-distance="1.25cm"/>
      <style:text-properties fo:color="#000000" fo:font-size="11.0pt" fo:font-style="italic" style:font-name="Arial" style:font-name-asian="Lucida Sans Unicode" style:font-name-complex="Tahoma"/>
    </style:style>
    <style:style style:family="table-cell" style:name="a55c542">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f60981">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87af69">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99b479">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9347c9">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left" style:tab-stop-distance="1.25cm"/>
      <style:text-properties fo:color="#000000" fo:font-size="11.0pt" fo:font-style="italic" style:font-name="Arial" style:font-name-asian="Lucida Sans Unicode" style:font-name-complex="Tahoma"/>
    </style:style>
    <style:style style:family="table-cell" style:name="a392902">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7c3c16">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ef75c8">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b9d617">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3c4ded">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ba2db3">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c1ed98">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08402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dde804">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323d82">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cfdbd9">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3aae27">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597505">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a925c5">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eff173">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olumn" style:name="abe521b">
      <style:table-column-properties fo:break-before="auto" style:column-width="0.1496in"/>
    </style:style>
    <style:style style:family="table-column" style:name="a1ad045">
      <style:table-column-properties fo:break-before="auto" style:column-width="1.9292in"/>
    </style:style>
    <style:style style:family="table-column" style:name="aaf8f96">
      <style:table-column-properties fo:break-before="auto" style:column-width="4.5277in"/>
    </style:style>
    <style:style style:family="table" style:name="abba970">
      <style:table-properties style:width="6.692in" table:align="margins"/>
    </style:style>
    <style:style style:family="table-column" style:name="a700e67"/>
    <style:style style:family="table-cell" style:name="a22a5e8">
      <style:table-cell-properties fo:background-color="#ffffff" fo:border="0.035cm solid #000000" fo:padding-bottom="0.2cm" fo:padding-left="0.2cm" fo:padding-top="0.2cm" fo:wrap-option="wrap" style:vertical-align="middle"/>
      <style:paragraph-properties fo:margin-bottom="0.2cm" fo:margin-top="0.2cm" fo:text-align="left"/>
      <style:text-properties fo:font-size="10pt" fo:font-weight="Regular"/>
    </style:style>
    <style:style style:family="table-cell" style:name="a8536c7">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cfeeb3">
      <style:table-row-properties style:row-height="0.2756in"/>
    </style:style>
    <style:style style:family="table-row" style:name="ac9a37e">
      <style:table-row-properties style:row-height="0.1496in"/>
    </style:style>
    <style:style style:family="table-cell" style:name="a06eb9a">
      <style:table-cell-properties fo:wrap-option="wrap" style:decimal-places="2" style:vertical-align="middle"/>
      <style:paragraph-properties fo:text-align="start" style:tab-stop-distance="1.25cm"/>
      <style:text-properties fo:color="#000000" fo:font-size="11.0pt" fo:font-weight="bold" style:font-name="Arial" style:font-name-asian="Lucida Sans Unicode" style:font-name-complex="Tahoma"/>
    </style:style>
    <style:style style:family="table-cell" style:name="a31f5d8">
      <style:table-cell-properties fo:wrap-option="wrap" style:decimal-places="2" style:vertical-align="middle"/>
      <style:paragraph-properties fo:text-align="start" style:tab-stop-distance="1.25cm"/>
      <style:text-properties fo:color="#000000" fo:font-size="11.0pt" style:font-name="Arial" style:font-name-asian="Lucida Sans Unicode" style:font-name-complex="Tahoma"/>
    </style:style>
    <style:style style:family="table-row" style:name="a3a9042">
      <style:table-row-properties style:row-height="0.2362in"/>
    </style:style>
    <style:style style:family="table-cell" style:name="a8136a6">
      <style:table-cell-properties fo:wrap-option="wrap" style:decimal-places="2" style:vertical-align="middle"/>
      <style:paragraph-properties fo:text-align="start" style:tab-stop-distance="1.25cm"/>
      <style:text-properties fo:color="#000000" fo:font-size="11.0pt" fo:font-weight="bold" style:font-name="Arial" style:font-name-asian="Lucida Sans Unicode" style:font-name-complex="Tahoma"/>
    </style:style>
    <style:style style:family="table-cell" style:name="a5480e7">
      <style:table-cell-properties fo:wrap-option="wrap" style:decimal-places="2" style:vertical-align="middle"/>
      <style:paragraph-properties fo:text-align="start" style:tab-stop-distance="1.25cm"/>
      <style:text-properties fo:color="#000000" fo:font-size="11.0pt" style:font-name="Arial" style:font-name-asian="Lucida Sans Unicode" style:font-name-complex="Tahoma"/>
    </style:style>
    <style:style style:family="table-row" style:name="a03abfd">
      <style:table-row-properties style:row-height="0.2362in"/>
    </style:style>
    <style:style style:family="table-row" style:name="ac9c619">
      <style:table-row-properties style:row-height="0.1496in"/>
    </style:style>
    <style:style style:family="table-cell" style:name="a8743bd">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d95913">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cc2f2e">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99489d">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row" style:name="aff4c1b">
      <style:table-row-properties style:row-height="0.2362in"/>
    </style:style>
    <style:style style:family="table-row" style:name="a28d095">
      <style:table-row-properties style:row-height="0.1496in"/>
    </style:style>
    <style:style style:family="table-cell" style:name="aaebc54">
      <style:table-cell-properties fo:background-color="#F5F5F5" fo:border="0.035cm solid #000000" fo:padding-bottom="0.2cm" fo:padding-left="0.2cm" fo:padding-top="0.2cm" fo:wrap-option="wrap" style:decimal-places="2" style:vertical-align="middle"/>
      <style:paragraph-properties fo:margin-bottom="0.2cm" fo:margin-top="0.2cm" fo:text-align="center" style:tab-stop-distance="1.25cm"/>
      <style:text-properties fo:color="#000000" fo:font-size="10.0pt" fo:font-weight="bold" style:font-name="Arial" style:font-name-asian="Lucida Sans Unicode" style:font-name-complex="Tahoma"/>
    </style:style>
    <style:style style:family="table-cell" style:name="a66bc8b">
      <style:table-cell-properties fo:background-color="#FBF5D9" fo:border="0.035cm solid #000000" fo:padding-bottom="0.2cm" fo:padding-left="0.2cm" fo:padding-top="0.2cm" fo:wrap-option="wrap" style:decimal-places="2" style:vertical-align="middle"/>
      <style:paragraph-properties fo:margin-bottom="0.2cm" fo:margin-top="0.2cm" fo:text-align="start" style:tab-stop-distance="1.25cm"/>
      <style:text-properties fo:color="#000000" fo:font-size="10.0pt" fo:font-style="italic" style:font-name="Arial" style:font-name-asian="Lucida Sans Unicode" style:font-name-complex="Tahoma"/>
    </style:style>
    <style:style style:family="table-cell" style:name="a47d47b">
      <style:table-cell-properties fo:background-color="#ffffff" fo:border="0.035cm solid #000000" fo:padding-bottom="0.2cm" fo:padding-left="0.2cm" fo:padding-top="0.2cm" fo:wrap-option="wrap" style:decimal-places="2" style:vertical-align="middle"/>
      <style:paragraph-properties fo:margin-bottom="0.2cm" fo:margin-top="0.2cm" fo:text-align="center" style:tab-stop-distance="1.25cm"/>
      <style:text-properties fo:font-size="10pt" fo:font-weight="Regular" style:font-name="Arial" style:font-name-asian="Lucida Sans Unicode" style:font-name-complex="Tahoma"/>
    </style:style>
    <style:style style:family="table-cell" style:name="a7e100c">
      <style:table-cell-properties fo:border-right="1.0pt solid #000000" style:decimal-places="2"/>
      <style:paragraph-properties style:tab-stop-distance="1.25cm"/>
      <style:text-properties style:font-name="Arial" style:font-name-asian="Lucida Sans Unicode" style:font-name-complex="Tahoma"/>
    </style:style>
    <style:style style:family="table-cell" style:name="a089775">
      <style:table-cell-properties fo:background-color="#F5F5F5" fo:border="0.035cm solid #000000" fo:padding-bottom="0.2cm" fo:padding-left="0.2cm" fo:padding-top="0.2cm" fo:wrap-option="wrap" style:decimal-places="2" style:vertical-align="middle"/>
      <style:paragraph-properties fo:margin-bottom="0.2cm" fo:margin-top="0.2cm" fo:text-align="center" style:tab-stop-distance="1.25cm"/>
      <style:text-properties fo:color="#000000" fo:font-size="10.0pt" fo:font-weight="bold" style:font-name="Arial" style:font-name-asian="Lucida Sans Unicode" style:font-name-complex="Tahoma"/>
    </style:style>
    <style:style style:family="table-cell" style:name="aed7583">
      <style:table-cell-properties fo:background-color="#FBF5D9" fo:border="0.035cm solid #000000" fo:padding-bottom="0.2cm" fo:padding-left="0.2cm" fo:padding-top="0.2cm" fo:wrap-option="wrap" style:decimal-places="2" style:vertical-align="middle"/>
      <style:paragraph-properties fo:margin-bottom="0.2cm" fo:margin-top="0.2cm" fo:text-align="start" style:tab-stop-distance="1.25cm"/>
      <style:text-properties fo:color="#000000" fo:font-size="10.0pt" fo:font-style="italic" style:font-name="Arial" style:font-name-asian="Lucida Sans Unicode" style:font-name-complex="Tahoma"/>
    </style:style>
    <style:style style:family="table-cell" style:name="a6683f7">
      <style:table-cell-properties fo:background-color="#ffffff" fo:border="0.035cm solid #000000" fo:padding-bottom="0.2cm" fo:padding-left="0.2cm" fo:padding-top="0.2cm" fo:wrap-option="wrap" style:decimal-places="2" style:vertical-align="middle"/>
      <style:paragraph-properties fo:margin-bottom="0.2cm" fo:margin-top="0.2cm" fo:text-align="center" style:tab-stop-distance="1.25cm"/>
      <style:text-properties fo:font-size="10pt" fo:font-weight="Regular" style:font-name="Arial" style:font-name-asian="Lucida Sans Unicode" style:font-name-complex="Tahoma"/>
    </style:style>
    <style:style style:family="table-cell" style:name="afa9ed8">
      <style:table-cell-properties fo:background-color="#ffffff" fo:border="0.035cm solid #000000" fo:padding-bottom="0.2cm" fo:padding-left="0.2cm" fo:padding-top="0.2cm" fo:wrap-option="wrap" style:decimal-places="2" style:vertical-align="middle"/>
      <style:paragraph-properties fo:margin-bottom="0.2cm" fo:margin-top="0.2cm" fo:text-align="center" style:tab-stop-distance="1.25cm"/>
      <style:text-properties fo:font-size="10pt" fo:font-weight="Regular" style:font-name="Arial" style:font-name-asian="Lucida Sans Unicode" style:font-name-complex="Tahoma"/>
    </style:style>
    <style:style style:family="table-cell" style:name="a04cdfb">
      <style:table-cell-properties fo:border-right="1.0pt solid #000000" style:decimal-places="2"/>
      <style:paragraph-properties style:tab-stop-distance="1.25cm"/>
      <style:text-properties style:font-name="Arial" style:font-name-asian="Lucida Sans Unicode" style:font-name-complex="Tahoma"/>
    </style:style>
    <style:style style:family="table-column" style:name="ac7d125">
      <style:table-column-properties style:column-width="0.1496in"/>
    </style:style>
    <style:style style:family="table-column" style:name="a357618">
      <style:table-column-properties style:column-width="1.4686in"/>
    </style:style>
    <style:style style:family="table-column" style:name="a218738">
      <style:table-column-properties style:column-width="0.9449in"/>
    </style:style>
    <style:style style:family="table-column" style:name="ab74d0b">
      <style:table-column-properties style:column-width="0.9449in"/>
    </style:style>
    <style:style style:family="table-column" style:name="a1aacb3">
      <style:table-column-properties style:column-width="2.6773in"/>
    </style:style>
    <style:style style:family="table-column" style:name="a7f11f0">
      <style:table-column-properties style:column-width="1.9292in"/>
    </style:style>
    <style:style style:family="table-column" style:name="a59adf8">
      <style:table-column-properties style:column-width="1.9292in"/>
    </style:style>
    <style:style style:family="table-column" style:name="a2fbde9">
      <style:table-column-properties style:column-width="2.6773in"/>
    </style:style>
    <style:style style:family="table" style:name="a9db74b">
      <style:table-properties style:width="6.692in" table:align="margins"/>
    </style:style>
    <style:style style:family="table-column" style:name="acdf845"/>
    <style:style style:family="table-cell" style:name="a343fb6">
      <style:table-cell-properties fo:background-color="#ffffff" fo:border="0.035cm solid #000000" fo:padding-bottom="0.15cm" fo:padding-left="0.25cm" fo:padding-right="0.25cm" fo:padding-top="0.15cm" fo:wrap-option="wrap" style:vertical-align="middle"/>
      <style:paragraph-properties fo:margin-bottom="0.15cm" fo:margin-top="0.15cm" fo:text-align="left"/>
      <style:text-properties fo:font-size="10pt" fo:font-weight="Regular"/>
    </style:style>
    <style:style style:family="table-cell" style:name="ad0da66">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69a2b5">
      <style:table-row-properties style:row-height="0.2756in"/>
    </style:style>
    <style:style style:family="table-row" style:name="a16dad6">
      <style:table-row-properties style:row-height="0.1496in"/>
    </style:style>
    <style:style style:family="table-cell" style:name="a2e55af">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d2b71">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374b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8a4e97">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row" style:name="aa73420">
      <style:table-row-properties style:row-height="0.1969in"/>
    </style:style>
    <style:style style:family="table-row" style:name="a96639f">
      <style:table-row-properties style:row-height="0.1496in"/>
    </style:style>
    <style:style style:family="table-cell" style:name="a827af6">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 style:name="acceb20">
      <style:table-properties style:width="6.692in" table:align="margins"/>
    </style:style>
    <style:style style:family="table-column" style:name="acec438">
      <style:table-column-properties style:column-width="1.1811in"/>
    </style:style>
    <style:style style:family="table-cell" style:name="a00c7d6">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5ca383">
      <style:table-row-properties style:row-height="0.2756in"/>
    </style:style>
    <style:style style:family="table-row" style:name="a8c490e">
      <style:table-row-properties style:row-height="0.1496in"/>
    </style:style>
    <style:style style:family="table-cell" style:name="a622b98">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585801">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db3bcd">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e7b181">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26a363">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89a9d4">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d85849">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6b90ad">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34f0de">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row" style:name="a8ca79e">
      <style:table-row-properties style:row-height="0.1496in"/>
    </style:style>
    <style:style style:family="table-cell" style:name="aeb6692">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6efd70">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221a0">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3a534">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f9ac2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7ae806">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c46d56">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1d7cdc">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b5b3a9">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02c1bf">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4d5f12">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dda65a">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e6eac8">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1eafcd">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34a827">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197a03">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78f296">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olumn" style:name="a279b25">
      <style:table-column-properties style:column-width="0.1496in"/>
    </style:style>
    <style:style style:family="table-column" style:name="a993e9e">
      <style:table-column-properties style:column-width="2.3623in"/>
    </style:style>
    <style:style style:family="table-column" style:name="a8e11db">
      <style:table-column-properties style:column-width="1.1811in"/>
    </style:style>
    <style:style style:family="table-column" style:name="a00648b">
      <style:table-column-properties style:column-width="1.1811in"/>
    </style:style>
    <style:style style:family="table-column" style:name="a0daf65">
      <style:table-column-properties style:column-width="1.1811in"/>
    </style:style>
    <style:style style:family="table-column" style:name="a90a939">
      <style:table-column-properties style:column-width="1.1811in"/>
    </style:style>
    <style:style style:family="table-column" style:name="a2e7ad2">
      <style:table-column-properties style:column-width="1.1811in"/>
    </style:style>
    <style:style style:family="table-column" style:name="a990e09">
      <style:table-column-properties style:column-width="1.1811in"/>
    </style:style>
    <style:style style:family="table-cell" style:name="a021ad5">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f69afd">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8e2802">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 style:name="abfe47b">
      <style:table-properties style:width="6.692in" table:align="margins"/>
    </style:style>
    <style:style style:family="table-column" style:name="a952171">
      <style:table-column-properties style:column-width="1.1811in"/>
    </style:style>
    <style:style style:family="table-cell" style:name="a314056">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97da0a">
      <style:table-row-properties style:row-height="0.2756in"/>
    </style:style>
    <style:style style:family="table-row" style:name="a1133f4">
      <style:table-row-properties style:row-height="0.1496in"/>
    </style:style>
    <style:style style:family="table-cell" style:name="ab9d507">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98dfc7">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856c6b">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a1ca6e">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390465">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a3b02c">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693b02">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002193">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fd338f">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row" style:name="a710689">
      <style:table-row-properties style:row-height="0.1496in"/>
    </style:style>
    <style:style style:family="table-cell" style:name="a3e118b">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c8c90f">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49af1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d13d68">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ed734">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1f9383">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5f0c67">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71f7d0">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7b684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4d47f0">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47a945">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68a1bf">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9c4fd0">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37d9cd">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86fc3f">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ef503e">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olumn" style:name="a8b5378">
      <style:table-column-properties style:column-width="0.1496in"/>
    </style:style>
    <style:style style:family="table-column" style:name="a696997">
      <style:table-column-properties style:column-width="2.3623in"/>
    </style:style>
    <style:style style:family="table-column" style:name="a2ec83a">
      <style:table-column-properties style:column-width="1.1811in"/>
    </style:style>
    <style:style style:family="table-column" style:name="aca6301">
      <style:table-column-properties style:column-width="1.1811in"/>
    </style:style>
    <style:style style:family="table-column" style:name="a030348">
      <style:table-column-properties style:column-width="1.1811in"/>
    </style:style>
    <style:style style:family="table-column" style:name="ae08ffb">
      <style:table-column-properties style:column-width="1.1811in"/>
    </style:style>
    <style:style style:family="table-column" style:name="a6d8513">
      <style:table-column-properties style:column-width="1.1811in"/>
    </style:style>
    <style:style style:family="table-column" style:name="a778996">
      <style:table-column-properties style:column-width="1.1811in"/>
    </style:style>
    <style:style style:family="table-cell" style:name="a5bbf90">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f2b592">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 style:name="a018f49">
      <style:table-properties style:width="6.692in" table:align="margins"/>
    </style:style>
    <style:style style:family="table-column" style:name="af90e26">
      <style:table-column-properties style:column-width="1.1811in"/>
    </style:style>
    <style:style style:family="table-cell" style:name="a08e6e4">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1f7926">
      <style:table-row-properties style:row-height="0.2756in"/>
    </style:style>
    <style:style style:family="table-row" style:name="a1cf0b7">
      <style:table-row-properties style:row-height="0.1496in"/>
    </style:style>
    <style:style style:family="table-cell" style:name="aca87cb">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1d1e14">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d26687">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2dd465">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4e5665">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38e44e">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cell" style:name="ab67fff">
      <style:table-cell-properties fo:background-color="#F5F5F5" fo:border="1.0pt solid #000000" fo:wrap-option="wrap" style:decimal-places="2" style:vertical-align="middle"/>
      <style:paragraph-properties fo:text-align="end" style:tab-stop-distance="1.25cm"/>
      <style:text-properties fo:color="#000000" fo:font-size="10.0pt" fo:font-weight="bold" style:font-name="Arial" style:font-name-asian="Lucida Sans Unicode" style:font-name-complex="Tahoma"/>
    </style:style>
    <style:style style:family="table-row" style:name="aaff763">
      <style:table-row-properties style:row-height="0.1496in"/>
    </style:style>
    <style:style style:family="table-cell" style:name="acd8a16">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bae536">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6d5c3f">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a3a8b5">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f6183a">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c5bb26">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31daec">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872a4e">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9d7fff">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b31369">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olumn" style:name="a2cb1ba">
      <style:table-column-properties style:column-width="0.1496in"/>
    </style:style>
    <style:style style:family="table-column" style:name="ab7851e">
      <style:table-column-properties style:column-width="2.3623in"/>
    </style:style>
    <style:style style:family="table-column" style:name="a704080">
      <style:table-column-properties style:column-width="1.1811in"/>
    </style:style>
    <style:style style:family="table-column" style:name="ad86692">
      <style:table-column-properties style:column-width="1.1811in"/>
    </style:style>
    <style:style style:family="table-column" style:name="a07540f">
      <style:table-column-properties style:column-width="1.1811in"/>
    </style:style>
    <style:style style:family="table-column" style:name="aee2230">
      <style:table-column-properties style:column-width="1.1811in"/>
    </style:style>
    <style:style style:family="table-column" style:name="a20c275">
      <style:table-column-properties style:column-width="1.1811in"/>
    </style:style>
    <style:style style:family="table-column" style:name="a15b6e7">
      <style:table-column-properties style:column-width="1.1811in"/>
    </style:style>
    <style:style style:family="table-cell" style:name="a97f73f">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ell" style:name="a28bad7">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end" style:tab-stop-distance="1.25cm"/>
      <style:text-properties fo:font-size="10pt" fo:font-weight="Regular" style:font-name="Arial" style:font-name-asian="Lucida Sans Unicode" style:font-name-complex="Tahoma"/>
    </style:style>
    <style:style style:family="table-column" style:name="a9a9777">
      <style:table-column-properties style:column-width="0.1496in"/>
    </style:style>
    <style:style style:family="table-column" style:name="a8306ca">
      <style:table-column-properties style:column-width="3.2678in"/>
    </style:style>
    <style:style style:family="table-column" style:name="a57b556">
      <style:table-column-properties style:column-width="2.1654in"/>
    </style:style>
    <style:style style:family="table-column" style:name="aa971e1">
      <style:table-column-properties style:column-width="2.1654in"/>
    </style:style>
    <style:style style:family="table-column" style:name="ab930d1">
      <style:table-column-properties style:column-width="2.1654in"/>
    </style:style>
  </office:automatic-styles>
  <office:body>
    <office:spreadsheet>
      <table:table table:name="Project_synthesis" table:print="false" table:style-name="ta1">
        <table:table-column table:default-cell-style-name="Default" table:style-name="abe521b"/>
        <table:table-column table:default-cell-style-name="Default" table:style-name="a1ad045"/>
        <table:table-column table:default-cell-style-name="Default" table:style-name="aaf8f96"/>
        <table:table-column table:default-cell-style-name="Default" table:style-name="co1"/>
        <table:table-row table:style-name="ro1">
          <table:table-cell/>
          <table:table-cell/>
          <table:table-cell/>
          <table:table-cell/>
        </table:table-row>
        <table:table-row table:style-name="aec9ec0">
          <table:table-cell/>
          <table:table-cell office:string-value="PROJECT SYNTHESIS" office:value-type="string" table:number-columns-spanned="3" table:number-rows-spanned="1" table:style-name="a397fd0">
            <text:p>PROJECT SYNTHESIS</text:p>
          </table:table-cell>
          <table:covered-table-cell/>
          <table:covered-table-cell/>
        </table:table-row>
        <table:table-row table:style-name="a1eb1d7">
          <table:table-cell/>
          <table:table-cell table:number-columns-repeated="3" table:number-rows-spanned="1" table:style-name="a397fd0"/>
        </table:table-row>
        <table:table-row table:style-name="af0d8c5">
          <table:table-cell/>
          <table:table-cell table:number-rows-spanned="1" table:style-name="a397fd0"/>
          <table:table-cell office:string-value="Name" office:value-type="string" table:number-rows-spanned="1" table:style-name="a9f8561">
            <text:p>Name</text:p>
          </table:table-cell>
          <table:table-cell office:string-value="Value" office:value-type="string" table:number-rows-spanned="1" table:style-name="a781325">
            <text:p>Value</text:p>
          </table:table-cell>
        </table:table-row>
        <table:table-row table:style-name="ab3de27">
          <table:table-cell/>
          <table:table-cell table:number-rows-spanned="1" table:style-name=""/>
          <table:table-cell table:number-rows-spanned="1" table:style-name=""/>
          <table:table-cell table:number-rows-spanned="1" table:style-name=""/>
        </table:table-row>
        <table:table-row>
          <table:table-cell/>
          <table:table-cell office:string-value="Details" office:value-type="string" table:number-columns-spanned="1" table:number-rows-spanned="13" table:style-name="ad996f7">
            <text:p>Details</text:p>
          </table:table-cell>
          <table:table-cell office:string-value="Disaster description" office:value-type="string" table:number-columns-spanned="2" table:number-rows-spanned="1" table:style-name="af0acc5">
            <text:p>Disaster description</text:p>
          </table:table-cell>
          <table:covered-table-cell/>
        </table:table-row>
        <table:table-row>
          <table:table-cell/>
          <table:covered-table-cell/>
          <table:table-cell office:string-value="​Number of victims" office:value-type="string" table:number-rows-spanned="1" table:style-name="a3b6443">
            <text:p>​Number of victims</text:p>
          </table:table-cell>
          <table:table-cell office:string-value="" office:value-type="string" table:number-rows-spanned="1" table:style-name="a3b6443">
            <text:p/>
          </table:table-cell>
        </table:table-row>
        <table:table-row>
          <table:table-cell/>
          <table:covered-table-cell/>
          <table:table-cell office:string-value="​Presence of SIF in the area?" office:value-type="string" table:number-rows-spanned="1" table:style-name="a3b6443">
            <text:p>​Presence of SIF in the area?</text:p>
          </table:table-cell>
          <table:table-cell office:string-value="No" office:value-type="string" table:number-rows-spanned="1" table:style-name="a3b6443">
            <text:p>No</text:p>
          </table:table-cell>
        </table:table-row>
        <table:table-row>
          <table:table-cell/>
          <table:covered-table-cell/>
          <table:table-cell office:string-value="Default Details " office:value-type="string" table:number-columns-spanned="2" table:number-rows-spanned="1" table:style-name="a5b7c4e">
            <text:p>Default Details </text:p>
          </table:table-cell>
          <table:covered-table-cell/>
        </table:table-row>
        <table:table-row>
          <table:table-cell/>
          <table:covered-table-cell/>
          <table:table-cell office:string-value="Code" office:value-type="string" table:number-rows-spanned="1" table:style-name="a3b6443">
            <text:p>Code</text:p>
          </table:table-cell>
          <table:table-cell office:string-value="00015" office:value-type="string" table:number-rows-spanned="1" table:style-name="a3b6443">
            <text:p>00015</text:p>
          </table:table-cell>
        </table:table-row>
        <table:table-row>
          <table:table-cell/>
          <table:covered-table-cell/>
          <table:table-cell office:string-value="Title" office:value-type="string" table:number-rows-spanned="1" table:style-name="a3b6443">
            <text:p>Title</text:p>
          </table:table-cell>
          <table:table-cell office:string-value="Whatever" office:value-type="string" table:number-rows-spanned="1" table:style-name="a3b6443">
            <text:p>Whatever</text:p>
          </table:table-cell>
        </table:table-row>
        <table:table-row>
          <table:table-cell/>
          <table:covered-table-cell/>
          <table:table-cell office:string-value="Budget" office:value-type="string" table:number-rows-spanned="1" table:style-name="a3b6443">
            <text:p>Budget</text:p>
          </table:table-cell>
          <table:table-cell office:string-value="34.0 / 900000.0" office:value-type="string" table:number-rows-spanned="1" table:style-name="a3b6443">
            <text:p>34.0 / 900000.0</text:p>
          </table:table-cell>
        </table:table-row>
        <table:table-row>
          <table:table-cell/>
          <table:covered-table-cell/>
          <table:table-cell office:string-value="Start date" office:value-type="string" table:number-rows-spanned="1" table:style-name="a3b6443">
            <text:p>Start date</text:p>
          </table:table-cell>
          <table:table-cell office:string-value="8/7/12" office:value-type="string" table:number-rows-spanned="1" table:style-name="a3b6443">
            <text:p>8/7/12</text:p>
          </table:table-cell>
        </table:table-row>
        <table:table-row>
          <table:table-cell/>
          <table:covered-table-cell/>
          <table:table-cell office:string-value="End date" office:value-type="string" table:number-rows-spanned="1" table:style-name="a3b6443">
            <text:p>End date</text:p>
          </table:table-cell>
          <table:table-cell office:string-value="8/29/12" office:value-type="string" table:number-rows-spanned="1" table:style-name="a3b6443">
            <text:p>8/29/12</text:p>
          </table:table-cell>
        </table:table-row>
        <table:table-row>
          <table:table-cell/>
          <table:covered-table-cell/>
          <table:table-cell office:string-value="Country" office:value-type="string" table:number-rows-spanned="1" table:style-name="a3b6443">
            <text:p>Country</text:p>
          </table:table-cell>
          <table:table-cell office:string-value="San Marino" office:value-type="string" table:number-rows-spanned="1" table:style-name="a3b6443">
            <text:p>San Marino</text:p>
          </table:table-cell>
        </table:table-row>
        <table:table-row>
          <table:table-cell/>
          <table:covered-table-cell/>
          <table:table-cell office:string-value="Owner" office:value-type="string" table:number-rows-spanned="1" table:style-name="a3b6443">
            <text:p>Owner</text:p>
          </table:table-cell>
          <table:table-cell office:string-value="sher sigmahuser" office:value-type="string" table:number-rows-spanned="1" table:style-name="a3b6443">
            <text:p>sher sigmahuser</text:p>
          </table:table-cell>
        </table:table-row>
        <table:table-row>
          <table:table-cell/>
          <table:covered-table-cell/>
          <table:table-cell office:string-value="Manager" office:value-type="string" table:number-rows-spanned="1" table:style-name="a3b6443">
            <text:p>Manager</text:p>
          </table:table-cell>
          <table:table-cell office:string-value="sher sigmahuser" office:value-type="string" table:number-rows-spanned="1" table:style-name="a3b6443">
            <text:p>sher sigmahuser</text:p>
          </table:table-cell>
        </table:table-row>
        <table:table-row>
          <table:table-cell/>
          <table:covered-table-cell/>
          <table:table-cell office:string-value="Organisational unit" office:value-type="string" table:number-rows-spanned="1" table:style-name="a3b6443">
            <text:p>Organisational unit</text:p>
          </table:table-cell>
          <table:table-cell office:string-value="unitCode12 - TestUnit" office:value-type="string" table:number-rows-spanned="1" table:style-name="a3b6443">
            <text:p>unitCode12 - TestUnit</text:p>
          </table:table-cell>
        </table:table-row>
        <table:table-row table:style-name="a00bb73">
          <table:table-cell/>
          <table:table-cell table:style-name=""/>
          <table:table-cell table:number-rows-spanned="1" table:style-name=""/>
          <table:table-cell table:number-rows-spanned="1" table:style-name=""/>
        </table:table-row>
        <table:table-row>
          <table:table-cell/>
          <table:table-cell office:string-value="Preliminary" office:value-type="string" table:number-columns-spanned="1" table:number-rows-spanned="8" table:style-name="a0bc848">
            <text:p>Preliminary</text:p>
          </table:table-cell>
          <table:table-cell office:string-value="Default phase group" office:value-type="string" table:number-columns-spanned="2" table:number-rows-spanned="1" table:style-name="a56bf93">
            <text:p>Default phase group</text:p>
          </table:table-cell>
          <table:covered-table-cell/>
        </table:table-row>
        <table:table-row>
          <table:table-cell/>
          <table:covered-table-cell/>
          <table:table-cell office:string-value="Preliminary phase tools" office:value-type="string" table:number-columns-spanned="2" table:number-rows-spanned="1" table:style-name="a04a5a6">
            <text:p>Preliminary phase tools</text:p>
          </table:table-cell>
          <table:covered-table-cell/>
        </table:table-row>
        <table:table-row>
          <table:table-cell/>
          <table:covered-table-cell/>
          <table:table-cell office:string-value="Message" office:value-type="string" table:number-rows-spanned="1" table:style-name="a3b6443">
            <text:p>Message</text:p>
          </table:table-cell>
          <table:table-cell office:string-value="​​Sigmah demo notice This page has been configured to show an example of how to use Sigmah. All the names and types of field are specific to the sample &quot;MDM project v1&quot; project model available in the Administration area." office:value-type="string" table:number-rows-spanned="1" table:style-name="a040c1b">
            <text:p>​​Sigmah demo notice This page has been configured to show an example of how to use Sigmah. All the names and types of field are specific to the sample "MDM project v1" project model available in the Administration area.</text:p>
          </table:table-cell>
        </table:table-row>
        <table:table-row>
          <table:table-cell/>
          <table:covered-table-cell/>
          <table:table-cell office:string-value="​Type of disaster" office:value-type="string" table:number-rows-spanned="1" table:style-name="a3b6443">
            <text:p>​Type of disaster</text:p>
          </table:table-cell>
          <table:table-cell office:string-value="" office:value-type="string" table:number-rows-spanned="1" table:style-name="a3b6443">
            <text:p/>
          </table:table-cell>
        </table:table-row>
        <table:table-row>
          <table:table-cell/>
          <table:covered-table-cell/>
          <table:table-cell office:string-value="​Date of the disaster" office:value-type="string" table:number-rows-spanned="1" table:style-name="a3b6443">
            <text:p>​Date of the disaster</text:p>
          </table:table-cell>
          <table:table-cell office:string-value="" office:value-type="string" table:number-rows-spanned="1" table:style-name="a3b6443">
            <text:p/>
          </table:table-cell>
        </table:table-row>
        <table:table-row>
          <table:table-cell/>
          <table:covered-table-cell/>
          <table:table-cell office:string-value="SIF mandate" office:value-type="string" table:number-columns-spanned="2" table:number-rows-spanned="1" table:style-name="a55c542">
            <text:p>SIF mandate</text:p>
          </table:table-cell>
          <table:covered-table-cell/>
        </table:table-row>
        <table:table-row>
          <table:table-cell/>
          <table:covered-table-cell/>
          <table:table-cell office:string-value="​Based on your initial appraisal of the situation, do people's needs correspond to your agency's mandate? How does this crisis concern you?" office:value-type="string" table:number-rows-spanned="1" table:style-name="a3b6443">
            <text:p>​Based on your initial appraisal of the situation, do people's needs correspond to your agency's mandate? How does this crisis concern you?</text:p>
          </table:table-cell>
          <table:table-cell office:string-value="Default text to fill the area with enough to data to show in excel export. This text is written inside textarea element. " office:value-type="string" table:number-rows-spanned="1" table:style-name="a3b6443">
            <text:p>Default text to fill the area with enough to data to show in excel export. This text is written inside textarea element. </text:p>
          </table:table-cell>
        </table:table-row>
        <table:table-row>
          <table:table-cell/>
          <table:covered-table-cell/>
          <table:table-cell office:string-value="​Is there a risk that certain actors may try to manipulate or exert pressure on your intervention?" office:value-type="string" table:number-rows-spanned="1" table:style-name="a3b6443">
            <text:p>​Is there a risk that certain actors may try to manipulate or exert pressure on your intervention?</text:p>
          </table:table-cell>
          <table:table-cell office:string-value="Default text to fill the area with enough to data to show in excel export. This text is written inside textarea element" office:value-type="string" table:number-rows-spanned="1" table:style-name="a3b6443">
            <text:p>Default text to fill the area with enough to data to show in excel export. This text is written inside textarea element</text:p>
          </table:table-cell>
        </table:table-row>
        <table:table-row>
          <table:table-cell/>
          <table:table-cell office:string-value="Diagnosis" office:value-type="string" table:number-columns-spanned="1" table:number-rows-spanned="10" table:style-name="af60981">
            <text:p>Diagnosis</text:p>
          </table:table-cell>
          <table:table-cell office:string-value="Diagnosis default group" office:value-type="string" table:number-columns-spanned="2" table:number-rows-spanned="1" table:style-name="a87af69">
            <text:p>Diagnosis default group</text:p>
          </table:table-cell>
          <table:covered-table-cell/>
        </table:table-row>
        <table:table-row>
          <table:table-cell/>
          <table:covered-table-cell/>
          <table:table-cell office:string-value="Diagnosis phase tools" office:value-type="string" table:number-columns-spanned="2" table:number-rows-spanned="1" table:style-name="a99b479">
            <text:p>Diagnosis phase tools</text:p>
          </table:table-cell>
          <table:covered-table-cell/>
        </table:table-row>
        <table:table-row>
          <table:table-cell/>
          <table:covered-table-cell/>
          <table:table-cell office:string-value="Message" office:value-type="string" table:number-rows-spanned="1" table:style-name="a3b6443">
            <text:p>Message</text:p>
          </table:table-cell>
          <table:table-cell office:string-value="​​Sigmah demo notice This page has been configured to show an example of how to use Sigmah. All the names and types of field are specific to the sample &quot;MDM project v1&quot; project model available in the Administration area." office:value-type="string" table:number-rows-spanned="1" table:style-name="a9347c9">
            <text:p>​​Sigmah demo notice This page has been configured to show an example of how to use Sigmah. All the names and types of field are specific to the sample "MDM project v1" project model available in the Administration area.</text:p>
          </table:table-cell>
        </table:table-row>
        <table:table-row>
          <table:table-cell/>
          <table:covered-table-cell/>
          <table:table-cell office:string-value="Diagnosis preparation" office:value-type="string" table:number-columns-spanned="2" table:number-rows-spanned="1" table:style-name="a392902">
            <text:p>Diagnosis preparation</text:p>
          </table:table-cell>
          <table:covered-table-cell/>
        </table:table-row>
        <table:table-row>
          <table:table-cell/>
          <table:covered-table-cell/>
          <table:table-cell office:string-value="​Problem areas" office:value-type="string" table:number-rows-spanned="1" table:style-name="a3b6443">
            <text:p>​Problem areas</text:p>
          </table:table-cell>
          <table:table-cell office:string-value="" office:value-type="string" table:number-rows-spanned="1" table:style-name="a3b6443">
            <text:p/>
          </table:table-cell>
        </table:table-row>
        <table:table-row>
          <table:table-cell/>
          <table:covered-table-cell/>
          <table:table-cell office:string-value="​What financial and logistical resources are necessary and available for diagnosis? Which resources - local and/or international - could be mobilised for a potential project?" office:value-type="string" table:number-rows-spanned="1" table:style-name="a3b6443">
            <text:p>​What financial and logistical resources are necessary and available for diagnosis? Which resources - local and/or international - could be mobilised for a potential project?</text:p>
          </table:table-cell>
          <table:table-cell office:string-value="" office:value-type="string" table:number-rows-spanned="1" table:style-name="a3b6443">
            <text:p/>
          </table:table-cell>
        </table:table-row>
        <table:table-row>
          <table:table-cell/>
          <table:covered-table-cell/>
          <table:table-cell office:string-value="​Who could you set up a partnership, or some other type of alliance, with? (information collected)?" office:value-type="string" table:number-rows-spanned="1" table:style-name="a3b6443">
            <text:p>​Who could you set up a partnership, or some other type of alliance, with? (information collected)?</text:p>
          </table:table-cell>
          <table:table-cell office:string-value="" office:value-type="string" table:number-rows-spanned="1" table:style-name="a3b6443">
            <text:p/>
          </table:table-cell>
        </table:table-row>
        <table:table-row>
          <table:table-cell/>
          <table:covered-table-cell/>
          <table:table-cell office:string-value="Need's identification" office:value-type="string" table:number-columns-spanned="2" table:number-rows-spanned="1" table:style-name="a7c3c16">
            <text:p>Need's identification</text:p>
          </table:table-cell>
          <table:covered-table-cell/>
        </table:table-row>
        <table:table-row>
          <table:table-cell/>
          <table:covered-table-cell/>
          <table:table-cell office:string-value="​What is the nature of crisis" office:value-type="string" table:number-rows-spanned="1" table:style-name="a3b6443">
            <text:p>​What is the nature of crisis</text:p>
          </table:table-cell>
          <table:table-cell office:string-value=" - latent&#10; - recurrent" office:value-type="string" table:number-rows-spanned="1" table:style-name="a3b6443">
            <text:p> - latent<text:line-break/> - recurrent</text:p>
          </table:table-cell>
        </table:table-row>
        <table:table-row>
          <table:table-cell/>
          <table:covered-table-cell/>
          <table:table-cell office:string-value="​Which needs are not yet being met? Have you distinguished between 'real' needs and 'expressed' needs?" office:value-type="string" table:number-rows-spanned="1" table:style-name="a3b6443">
            <text:p>​Which needs are not yet being met? Have you distinguished between 'real' needs and 'expressed' needs?</text:p>
          </table:table-cell>
          <table:table-cell office:string-value="Default text to fill the area with enough to data to show in excel export. This text is written inside textarea element" office:value-type="string" table:number-rows-spanned="1" table:style-name="a3b6443">
            <text:p>Default text to fill the area with enough to data to show in excel export. This text is written inside textarea element</text:p>
          </table:table-cell>
        </table:table-row>
        <table:table-row>
          <table:table-cell/>
          <table:table-cell office:string-value="Implementation and monitoring" office:value-type="string" table:number-columns-spanned="1" table:number-rows-spanned="7" table:style-name="aef75c8">
            <text:p>Implementation and monitoring</text:p>
          </table:table-cell>
          <table:table-cell office:string-value="Implementation and monitoring default group" office:value-type="string" table:number-columns-spanned="2" table:number-rows-spanned="1" table:style-name="ab9d617">
            <text:p>Implementation and monitoring default group</text:p>
          </table:table-cell>
          <table:covered-table-cell/>
        </table:table-row>
        <table:table-row>
          <table:table-cell/>
          <table:covered-table-cell/>
          <table:table-cell office:string-value="Monitoring phase tools" office:value-type="string" table:number-columns-spanned="2" table:number-rows-spanned="1" table:style-name="a3c4ded">
            <text:p>Monitoring phase tools</text:p>
          </table:table-cell>
          <table:covered-table-cell/>
        </table:table-row>
        <table:table-row>
          <table:table-cell/>
          <table:covered-table-cell/>
          <table:table-cell office:string-value="​Did the experience of this kind of crisis, or the local context, gave you information about the risks and opportunities of a potential intervention (structural needs requiring a mid/long term intervention; risk of help dependence; capacity of donors mobilization?" office:value-type="string" table:number-rows-spanned="1" table:style-name="a3b6443">
            <text:p>​Did the experience of this kind of crisis, or the local context, gave you information about the risks and opportunities of a potential intervention (structural needs requiring a mid/long term intervention; risk of help dependence; capacity of donors mobilization?</text:p>
          </table:table-cell>
          <table:table-cell office:string-value="" office:value-type="string" table:number-rows-spanned="1" table:style-name="a3b6443">
            <text:p/>
          </table:table-cell>
        </table:table-row>
        <table:table-row>
          <table:table-cell/>
          <table:covered-table-cell/>
          <table:table-cell office:string-value="Project impacts" office:value-type="string" table:number-columns-spanned="2" table:number-rows-spanned="1" table:style-name="aba2db3">
            <text:p>Project impacts</text:p>
          </table:table-cell>
          <table:covered-table-cell/>
        </table:table-row>
        <table:table-row>
          <table:table-cell/>
          <table:covered-table-cell/>
          <table:table-cell office:string-value="​What are the main security constraints on the field. In this context, is it possible to envisage an intervention?" office:value-type="string" table:number-rows-spanned="1" table:style-name="a3b6443">
            <text:p>​What are the main security constraints on the field. In this context, is it possible to envisage an intervention?</text:p>
          </table:table-cell>
          <table:table-cell office:string-value="" office:value-type="string" table:number-rows-spanned="1" table:style-name="a3b6443">
            <text:p/>
          </table:table-cell>
        </table:table-row>
        <table:table-row>
          <table:table-cell/>
          <table:covered-table-cell/>
          <table:table-cell office:string-value="Management" office:value-type="string" table:number-columns-spanned="2" table:number-rows-spanned="1" table:style-name="ac1ed98">
            <text:p>Management</text:p>
          </table:table-cell>
          <table:covered-table-cell/>
        </table:table-row>
        <table:table-row>
          <table:table-cell/>
          <table:covered-table-cell/>
          <table:table-cell office:string-value="​In the disaster context, did you detect actors (governments, NGO, local populations) able to pressure or to destabilize an action leaded by SIF ?" office:value-type="string" table:number-rows-spanned="1" table:style-name="a3b6443">
            <text:p>​In the disaster context, did you detect actors (governments, NGO, local populations) able to pressure or to destabilize an action leaded by SIF ?</text:p>
          </table:table-cell>
          <table:table-cell office:string-value="Default text to fill the area with enough to data to show in excel export. This text is written inside textarea element" office:value-type="string" table:number-rows-spanned="1" table:style-name="a3b6443">
            <text:p>Default text to fill the area with enough to data to show in excel export. This text is written inside textarea element</text:p>
          </table:table-cell>
        </table:table-row>
        <table:table-row>
          <table:table-cell/>
          <table:table-cell office:string-value="Closure" office:value-type="string" table:number-columns-spanned="1" table:number-rows-spanned="5" table:style-name="a084025">
            <text:p>Closure</text:p>
          </table:table-cell>
          <table:table-cell office:string-value="Closure default group" office:value-type="string" table:number-columns-spanned="2" table:number-rows-spanned="1" table:style-name="adde804">
            <text:p>Closure default group</text:p>
          </table:table-cell>
          <table:covered-table-cell/>
        </table:table-row>
        <table:table-row>
          <table:table-cell/>
          <table:covered-table-cell/>
          <table:table-cell office:string-value="​Are communications and telecommunications networks efficients?" office:value-type="string" table:number-rows-spanned="1" table:style-name="a3b6443">
            <text:p>​Are communications and telecommunications networks efficients?</text:p>
          </table:table-cell>
          <table:table-cell office:string-value="" office:value-type="string" table:number-rows-spanned="1" table:style-name="a3b6443">
            <text:p/>
          </table:table-cell>
        </table:table-row>
        <table:table-row>
          <table:table-cell/>
          <table:covered-table-cell/>
          <table:table-cell office:string-value="Closure phase tools" office:value-type="string" table:number-columns-spanned="2" table:number-rows-spanned="1" table:style-name="a323d82">
            <text:p>Closure phase tools</text:p>
          </table:table-cell>
          <table:covered-table-cell/>
        </table:table-row>
        <table:table-row>
          <table:table-cell/>
          <table:covered-table-cell/>
          <table:table-cell office:string-value="​Are humanitarian actors in capacity to enter the stricken country?" office:value-type="string" table:number-rows-spanned="1" table:style-name="a3b6443">
            <text:p>​Are humanitarian actors in capacity to enter the stricken country?</text:p>
          </table:table-cell>
          <table:table-cell office:string-value="Default text to fill the area with enough to data to show in excel export. This text is written inside textarea element" office:value-type="string" table:number-rows-spanned="1" table:style-name="a3b6443">
            <text:p>Default text to fill the area with enough to data to show in excel export. This text is written inside textarea element</text:p>
          </table:table-cell>
        </table:table-row>
        <table:table-row>
          <table:table-cell/>
          <table:covered-table-cell/>
          <table:table-cell office:string-value="​How are people's opinions, suggestions and concerns taken into account during the diagnosis" office:value-type="string" table:number-rows-spanned="1" table:style-name="a3b6443">
            <text:p>​How are people's opinions, suggestions and concerns taken into account during the diagnosis</text:p>
          </table:table-cell>
          <table:table-cell office:string-value="Default text to fill the area with enough to data to show in excel export. This text is written inside textarea element" office:value-type="string" table:number-rows-spanned="1" table:style-name="a3b6443">
            <text:p>Default text to fill the area with enough to data to show in excel export. This text is written inside textarea element</text:p>
          </table:table-cell>
        </table:table-row>
        <table:table-row>
          <table:table-cell/>
          <table:table-cell office:string-value="Design" office:value-type="string" table:number-columns-spanned="1" table:number-rows-spanned="5" table:style-name="acfdbd9">
            <text:p>Design</text:p>
          </table:table-cell>
          <table:table-cell office:string-value="Design default group" office:value-type="string" table:number-columns-spanned="2" table:number-rows-spanned="1" table:style-name="a3aae27">
            <text:p>Design default group</text:p>
          </table:table-cell>
          <table:covered-table-cell/>
        </table:table-row>
        <table:table-row>
          <table:table-cell/>
          <table:covered-table-cell/>
          <table:table-cell office:string-value="Problem ​Area" office:value-type="string" table:number-rows-spanned="1" table:style-name="a3b6443">
            <text:p>Problem ​Area</text:p>
          </table:table-cell>
          <table:table-cell office:string-value="" office:value-type="string" table:number-rows-spanned="1" table:style-name="a3b6443">
            <text:p/>
          </table:table-cell>
        </table:table-row>
        <table:table-row>
          <table:table-cell/>
          <table:covered-table-cell/>
          <table:table-cell office:string-value="Disign phase tools" office:value-type="string" table:number-columns-spanned="2" table:number-rows-spanned="1" table:style-name="a597505">
            <text:p>Disign phase tools</text:p>
          </table:table-cell>
          <table:covered-table-cell/>
        </table:table-row>
        <table:table-row>
          <table:table-cell/>
          <table:covered-table-cell/>
          <table:table-cell office:string-value="Objectives" office:value-type="string" table:number-columns-spanned="2" table:number-rows-spanned="1" table:style-name="aa925c5">
            <text:p>Objectives</text:p>
          </table:table-cell>
          <table:covered-table-cell/>
        </table:table-row>
        <table:table-row>
          <table:table-cell/>
          <table:covered-table-cell/>
          <table:table-cell office:string-value="Resources" office:value-type="string" table:number-columns-spanned="2" table:number-rows-spanned="1" table:style-name="aeff173">
            <text:p>Resources</text:p>
          </table:table-cell>
          <table:covered-table-cell/>
        </table:table-row>
      </table:table>
      <table:table table:name="Logical_framework" table:style-name="abba970">
        <table:table-column table:style-name="ac7d125"/>
        <table:table-column table:style-name="a357618"/>
        <table:table-column table:style-name="a218738"/>
        <table:table-column table:style-name="ab74d0b"/>
        <table:table-column table:style-name="a1aacb3"/>
        <table:table-column table:style-name="a7f11f0"/>
        <table:table-column table:style-name="a59adf8"/>
        <table:table-column table:style-name="a2fbde9"/>
        <table:table-column table:style-name="a700e67"/>
        <table:table-column table:style-name="a700e67"/>
        <table:table-row>
          <table:table-cell/>
          <table:table-cell/>
          <table:table-cell/>
          <table:table-cell/>
          <table:table-cell/>
          <table:table-cell table:number-columns-repeated="2"/>
          <table:table-cell/>
          <table:table-cell/>
          <table:table-cell/>
        </table:table-row>
        <table:table-row table:style-name="acfeeb3">
          <table:table-cell/>
          <table:table-cell office:string-value="LOGICAL FRAMEWORK" office:value-type="string" table:number-columns-spanned="7" table:number-rows-spanned="1" table:style-name="a8536c7">
            <text:p>LOGICAL FRAMEWORK</text:p>
          </table:table-cell>
          <table:covered-table-cell/>
          <table:covered-table-cell/>
          <table:covered-table-cell/>
          <table:covered-table-cell/>
          <table:covered-table-cell/>
          <table:covered-table-cell/>
          <table:table-cell office:value-type="string" table:number-rows-spanned="1"/>
          <table:table-cell office:value-type="string" table:number-rows-spanned="1"/>
        </table:table-row>
        <table:table-row table:style-name="ac9a37e">
          <table:table-cell/>
          <table:table-cell table:number-columns-repeated="7" table:number-rows-spanned="1" table:style-name="a8536c7"/>
          <table:table-cell table:number-rows-spanned="1"/>
          <table:table-cell table:number-rows-spanned="1"/>
        </table:table-row>
        <table:table-row table:style-name="a3a9042">
          <table:table-cell/>
          <table:table-cell office:string-value=" Title of the action" office:value-type="string" table:number-rows-spanned="1" table:style-name="a06eb9a">
            <text:p> Title of the action</text:p>
          </table:table-cell>
          <table:table-cell office:string-value=" Whatever" office:value-type="string" table:number-columns-spanned="6" table:number-rows-spanned="1" table:style-name="a31f5d8">
            <text:p> Whatever</text:p>
          </table:table-cell>
          <table:covered-table-cell/>
          <table:covered-table-cell/>
          <table:covered-table-cell/>
          <table:covered-table-cell/>
          <table:covered-table-cell/>
          <table:table-cell office:value-type="string" table:number-rows-spanned="1"/>
          <table:table-cell office:value-type="string" table:number-rows-spanned="1"/>
        </table:table-row>
        <table:table-row table:style-name="a03abfd">
          <table:table-cell/>
          <table:table-cell office:string-value=" Main objective" office:value-type="string" table:number-rows-spanned="1" table:style-name="a8136a6">
            <text:p> Main objective</text:p>
          </table:table-cell>
          <table:table-cell office:string-value=" LogframeTesting" office:value-type="string" table:number-columns-spanned="6" table:number-rows-spanned="1" table:style-name="a5480e7">
            <text:p> LogframeTesting</text:p>
          </table:table-cell>
          <table:covered-table-cell/>
          <table:covered-table-cell/>
          <table:covered-table-cell/>
          <table:covered-table-cell/>
          <table:covered-table-cell/>
          <table:table-cell office:value-type="string" table:number-rows-spanned="1"/>
          <table:table-cell office:value-type="string" table:number-rows-spanned="1"/>
        </table:table-row>
        <table:table-row table:style-name="ac9c619">
          <table:table-cell/>
          <table:table-cell table:number-rows-spanned="1" table:style-name="a8136a6"/>
          <table:table-cell table:number-columns-repeated="6" table:number-rows-spanned="1" table:style-name="a5480e7"/>
          <table:table-cell table:number-rows-spanned="1"/>
          <table:table-cell table:number-rows-spanned="1"/>
        </table:table-row>
        <table:table-row table:style-name="aff4c1b">
          <table:table-cell/>
          <table:table-cell table:number-rows-spanned="1" table:style-name="a8136a6"/>
          <table:table-cell table:number-columns-repeated="2" table:number-rows-spanned="1" table:style-name="a5480e7"/>
          <table:table-cell office:string-value="Intervention logic" office:value-type="string" table:number-rows-spanned="1" table:style-name="a8743bd">
            <text:p>Intervention logic</text:p>
          </table:table-cell>
          <table:table-cell office:string-value="Indicators" office:value-type="string" table:number-rows-spanned="1" table:style-name="ad95913">
            <text:p>Indicators</text:p>
          </table:table-cell>
          <table:table-cell office:string-value="Means of verification" office:value-type="string" table:number-rows-spanned="1" table:style-name="acc2f2e">
            <text:p>Means of verification</text:p>
          </table:table-cell>
          <table:table-cell office:string-value="Risks and Assumptions" office:value-type="string" table:number-rows-spanned="1" table:style-name="a99489d">
            <text:p>Risks and Assumptions</text:p>
          </table:table-cell>
          <table:table-cell office:value-type="string" table:number-rows-spanned="1"/>
          <table:table-cell office:value-type="string" table:number-rows-spanned="1"/>
        </table:table-row>
        <table:table-row table:style-name="a28d095">
          <table:table-cell/>
          <table:table-cell table:number-rows-spanned="1" table:style-name="a8136a6"/>
          <table:table-cell table:number-columns-repeated="2" table:number-rows-spanned="1" table:style-name="a5480e7"/>
          <table:table-cell table:number-rows-spanned="1" table:style-name=""/>
          <table:table-cell table:number-rows-spanned="1" table:style-name=""/>
          <table:table-cell table:number-rows-spanned="1" table:style-name=""/>
          <table:table-cell table:number-rows-spanned="1" table:style-name=""/>
          <table:table-cell table:number-rows-spanned="1"/>
          <table:table-cell table:number-rows-spanned="1"/>
        </table:table-row>
        <table:table-row>
          <table:table-cell/>
          <table:table-cell office:string-value="Specific objectives (SO)" office:value-type="string" table:number-columns-spanned="1" table:number-rows-spanned="2" table:style-name="aaebc54">
            <text:p>Specific objectives (SO)</text:p>
          </table:table-cell>
          <table:table-cell office:string-value="Group (SO) - PrimaryObjectives" office:value-type="string" table:number-columns-spanned="6" table:number-rows-spanned="1" table:style-name="a66bc8b">
            <text:p>Group (SO) - PrimaryObjectives</text:p>
          </table:table-cell>
          <table:covered-table-cell/>
          <table:covered-table-cell/>
          <table:covered-table-cell/>
          <table:covered-table-cell/>
          <table:covered-table-cell/>
          <table:table-cell office:value-type="string" table:number-rows-spanned="1"/>
          <table:table-cell office:value-type="string" table:number-rows-spanned="1"/>
        </table:table-row>
        <table:table-row>
          <table:table-cell/>
          <table:covered-table-cell/>
          <table:table-cell office:string-value="SO A." office:value-type="string" table:number-columns-spanned="2" table:number-rows-spanned="1" table:style-name="a47d47b">
            <text:p>SO A.</text:p>
          </table:table-cell>
          <table:covered-table-cell/>
          <table:table-cell office:string-value="Default text to fill the area" office:value-type="string" table:number-columns-spanned="1" table:number-rows-spanned="1" table:style-name="a22a5e8">
            <text:p>Default text to fill the area</text:p>
          </table:table-cell>
          <table:table-cell office:string-value="" office:value-type="string" table:number-rows-spanned="1" table:style-name="a22a5e8">
            <text:p/>
            <text:p><text:a xlink:href="#IND_Number_of_delivered_c" xlink:type="simple">Number of delivered computers</text:a></text:p>
          </table:table-cell>
          <table:table-cell office:string-value="Apart from &quot;NGO&quot;, there are many alternative or overlapping terms in use, including: third sector organization (TSO), non-profit organization (NPO), voluntary organization (VO), civil society organization (CSO), grassroots organization (GO), social movement organization (SMO), private voluntary organization (PVO), self-help organization (SHO) and non-state actors (NSAs)." office:value-type="string" table:number-rows-spanned="1" table:style-name="a22a5e8">
            <text:p>Apart from "NGO", there are many alternative or overlapping terms in use, including: third sector organization (TSO), non-profit organization (NPO), voluntary organization (VO), civil society organization (CSO), grassroots organization (GO), social movement organization (SMO), private voluntary organization (PVO), self-help organization (SHO) and non-state actors (NSAs).</text:p>
          </table:table-cell>
          <table:table-cell office:string-value="Default text to fill the area with enough to data to show in excel export. This text is written inside textarea element" office:value-type="string" table:number-columns-spanned="1" table:number-rows-spanned="1" table:style-name="a22a5e8">
            <text:p>Default text to fill the area with enough to data to show in excel export. This text is written inside textarea element</text:p>
          </table:table-cell>
          <table:table-cell office:value-type="string" table:number-rows-spanned="1"/>
          <table:table-cell office:value-type="string" table:number-rows-spanned="1"/>
        </table:table-row>
        <table:table-row>
          <table:table-cell/>
          <table:table-cell office:string-value="Expected Results (ER)" office:value-type="string" table:number-columns-spanned="1" table:number-rows-spanned="2" table:style-name="a089775">
            <text:p>Expected Results (ER)</text:p>
          </table:table-cell>
          <table:table-cell office:string-value="Group (ER) - -" office:value-type="string" table:number-columns-spanned="6" table:number-rows-spanned="1" table:style-name="aed7583">
            <text:p>Group (ER) - -</text:p>
          </table:table-cell>
          <table:covered-table-cell/>
          <table:covered-table-cell/>
          <table:covered-table-cell/>
          <table:covered-table-cell/>
          <table:covered-table-cell/>
          <table:table-cell table:number-rows-spanned="1"/>
          <table:table-cell table:number-rows-spanned="1"/>
        </table:table-row>
        <table:table-row>
          <table:table-cell/>
          <table:covered-table-cell/>
          <table:table-cell office:string-value="ER (SO A.)" office:value-type="string" table:number-columns-spanned="1" table:number-rows-spanned="1" table:style-name="a6683f7">
            <text:p>ER (SO A.)</text:p>
          </table:table-cell>
          <table:table-cell office:string-value="ER A.1." office:value-type="string" table:number-columns-spanned="1" table:number-rows-spanned="1" table:style-name="afa9ed8">
            <text:p>ER A.1.</text:p>
          </table:table-cell>
          <table:table-cell office:string-value="Default text to fill the area" office:value-type="string" table:number-columns-spanned="1" table:number-rows-spanned="1" table:style-name="a22a5e8">
            <text:p>Default text to fill the area</text:p>
          </table:table-cell>
          <table:table-cell office:string-value="" office:value-type="string" table:number-rows-spanned="1" table:style-name="a22a5e8">
            <text:p/>
            <text:p><text:a xlink:href="#IND_Level_of_support_by_l" xlink:type="simple">Level of support by local agencies</text:a></text:p>
          </table:table-cell>
          <table:table-cell office:string-value="as" office:value-type="string" table:number-rows-spanned="1" table:style-name="a22a5e8">
            <text:p>as</text:p>
          </table:table-cell>
          <table:table-cell office:string-value="" office:value-type="string" table:number-columns-spanned="1" table:number-rows-spanned="1" table:style-name="a22a5e8">
            <text:p/>
          </table:table-cell>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style-name="a7e100c"/>
        </table:table-row>
        <table:table-row table:number-rows-repeated="3">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row>
        <table:table-row>
          <table:table-cell/>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table-cell table:number-rows-spanned="1" table:style-name="a04cdfb"/>
        </table:table-row>
      </table:table>
      <table:table table:name="Indicators_list" table:style-name="a9db74b">
        <table:table-column table:style-name="a9a9777"/>
        <table:table-column table:style-name="a8306ca"/>
        <table:table-column table:style-name="a57b556"/>
        <table:table-column table:style-name="aa971e1"/>
        <table:table-column table:style-name="ab930d1"/>
        <table:table-row>
          <table:table-cell/>
          <table:table-cell/>
          <table:table-cell/>
          <table:table-cell/>
          <table:table-cell/>
        </table:table-row>
        <table:table-row table:style-name="a69a2b5">
          <table:table-cell/>
          <table:table-cell office:string-value="INDICATORS LIST" office:value-type="string" table:number-columns-spanned="4" table:number-rows-spanned="1" table:style-name="ad0da66">
            <text:p>INDICATORS LIST</text:p>
          </table:table-cell>
          <table:covered-table-cell/>
          <table:covered-table-cell/>
          <table:covered-table-cell/>
        </table:table-row>
        <table:table-row table:style-name="a16dad6">
          <table:table-cell/>
          <table:table-cell table:number-columns-repeated="4" table:number-rows-spanned="1" table:style-name="ad0da66"/>
        </table:table-row>
        <table:table-row table:style-name="aa73420">
          <table:table-cell/>
          <table:table-cell office:string-value="Name" office:value-type="string" table:number-rows-spanned="1" table:style-name="a2e55af">
            <text:p>Name</text:p>
          </table:table-cell>
          <table:table-cell office:string-value="Code" office:value-type="string" table:number-rows-spanned="1" table:style-name="a5d2b71">
            <text:p>Code</text:p>
          </table:table-cell>
          <table:table-cell office:string-value="Target value" office:value-type="string" table:number-rows-spanned="1" table:style-name="a5374b5">
            <text:p>Target value</text:p>
          </table:table-cell>
          <table:table-cell office:string-value="Value" office:value-type="string" table:number-rows-spanned="1" table:style-name="a8a4e97">
            <text:p>Value</text:p>
          </table:table-cell>
        </table:table-row>
        <table:table-row table:style-name="a96639f">
          <table:table-cell/>
          <table:table-cell table:number-rows-spanned="1" table:style-name=""/>
          <table:table-cell table:number-rows-spanned="1" table:style-name=""/>
          <table:table-cell table:number-rows-spanned="1" table:style-name=""/>
          <table:table-cell table:number-rows-spanned="1" table:style-name=""/>
        </table:table-row>
        <table:table-row>
          <table:table-cell/>
          <table:table-cell office:string-value="Natural factors" office:value-type="string" table:number-columns-spanned="4" table:number-rows-spanned="1" table:style-name="a827af6">
            <text:p>Natural factors</text:p>
          </table:table-cell>
          <table:covered-table-cell/>
          <table:covered-table-cell/>
          <table:covered-table-cell/>
        </table:table-row>
        <table:table-row>
          <table:table-cell/>
          <table:table-cell office:string-value="" office:value-type="string" table:number-rows-spanned="1" table:style-name="a343fb6">
            <text:p/>
            <text:p><text:a xlink:href="#IND_Amount_of_annual_rain" xlink:type="simple">Amount of annual rainfall </text:a></text:p>
          </table:table-cell>
          <table:table-cell office:string-value="003" office:value-type="string" table:number-rows-spanned="1" table:style-name="a343fb6">
            <text:p>003</text:p>
          </table:table-cell>
          <table:table-cell office:string-value="" office:value-type="string" table:number-rows-spanned="1" table:style-name="a021ad5">
            <text:p/>
          </table:table-cell>
          <table:table-cell office:string-value="1,520" office:value-type="string" table:number-rows-spanned="1" table:style-name="af69afd">
            <text:p>1,520</text:p>
          </table:table-cell>
        </table:table-row>
        <table:table-row>
          <table:table-cell/>
          <table:table-cell office:string-value="Ungrouped" office:value-type="string" table:number-columns-spanned="4" table:number-rows-spanned="1" table:style-name="a8e2802">
            <text:p>Ungrouped</text:p>
          </table:table-cell>
          <table:covered-table-cell/>
          <table:covered-table-cell/>
          <table:covered-table-cell/>
        </table:table-row>
        <table:table-row>
          <table:table-cell/>
          <table:table-cell office:string-value="" office:value-type="string" table:number-rows-spanned="1" table:style-name="a343fb6">
            <text:p/>
            <text:p><text:a xlink:href="#IND_Number_of_delivered_c" xlink:type="simple">Number of delivered computers</text:a></text:p>
          </table:table-cell>
          <table:table-cell office:string-value="002" office:value-type="string" table:number-rows-spanned="1" table:style-name="a343fb6">
            <text:p>002</text:p>
          </table:table-cell>
          <table:table-cell office:string-value="100.00" office:value-type="string" table:number-rows-spanned="1" table:style-name="a5bbf90">
            <text:p>100.00</text:p>
          </table:table-cell>
          <table:table-cell office:string-value="50" office:value-type="string" table:number-rows-spanned="1" table:style-name="af2b592">
            <text:p>50</text:p>
          </table:table-cell>
        </table:table-row>
        <table:table-row>
          <table:table-cell/>
          <table:table-cell office:string-value="" office:value-type="string" table:number-rows-spanned="1" table:style-name="a343fb6">
            <text:p/>
            <text:p><text:a xlink:href="#IND_Level_of_support_by_l" xlink:type="simple">Level of support by local agencies</text:a></text:p>
          </table:table-cell>
          <table:table-cell office:string-value="002" office:value-type="string" table:number-rows-spanned="1" table:style-name="a343fb6">
            <text:p>002</text:p>
          </table:table-cell>
          <table:table-cell office:string-value="" office:value-type="string" table:number-rows-spanned="1" table:style-name="a97f73f">
            <text:p/>
          </table:table-cell>
          <table:table-cell office:string-value="bad (57%)" office:value-type="string" table:number-rows-spanned="1" table:style-name="a28bad7">
            <text:p>bad (57%)</text:p>
          </table:table-cell>
        </table:table-row>
      </table:table>
      <table:table table:name="IND_Amount_of_annual_rain" table:style-name="acceb20">
        <table:table-column table:style-name="a279b25"/>
        <table:table-column table:style-name="a993e9e"/>
        <table:table-column table:style-name="a8e11db"/>
        <table:table-column table:style-name="a00648b"/>
        <table:table-column table:style-name="a0daf65"/>
        <table:table-column table:style-name="a90a939"/>
        <table:table-column table:style-name="a2e7ad2"/>
        <table:table-column table:style-name="a990e09"/>
        <table:table-column table:style-name="acec438"/>
        <table:table-row>
          <table:table-cell/>
          <table:table-cell table:number-columns-spanned="4" table:number-rows-spanned="1">
            <text:p><text:a xlink:href="#Indicators_list" xlink:type="simple">Go to indicators list</text:a></text:p>
          </table:table-cell>
          <table:covered-table-cell/>
          <table:covered-table-cell/>
          <table:covered-table-cell/>
          <table:table-cell table:number-rows-spanned="1"/>
          <table:table-cell table:number-rows-spanned="1"/>
          <table:table-cell table:number-rows-spanned="1"/>
          <table:table-cell table:number-rows-spanned="1"/>
        </table:table-row>
        <table:table-row table:style-name="a5ca383">
          <table:table-cell/>
          <table:table-cell office:string-value="Amount of annual rainfall " office:value-type="string" table:number-columns-spanned="4" table:number-rows-spanned="1" table:style-name="a00c7d6">
            <text:p>Amount of annual rainfall </text:p>
          </table:table-cell>
          <table:covered-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8c490e">
          <table:table-cell/>
          <table:table-cell table:number-columns-repeated="4" table:number-rows-spanned="1" table:style-name="a00c7d6"/>
          <table:table-cell table:number-rows-spanned="1"/>
          <table:table-cell table:number-rows-spanned="1"/>
          <table:table-cell table:number-rows-spanned="1"/>
          <table:table-cell table:number-rows-spanned="1"/>
        </table:table-row>
        <table:table-row>
          <table:table-cell/>
          <table:table-cell office:string-value="Code" office:value-type="string" table:number-rows-spanned="1" table:style-name="a622b98">
            <text:p>Code</text:p>
          </table:table-cell>
          <table:table-cell office:string-value="003" office:value-type="string" table:number-columns-spanned="3" table:number-rows-spanned="1" table:style-name="a343fb6">
            <text:p>003</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Group" office:value-type="string" table:number-rows-spanned="1" table:style-name="a585801">
            <text:p>Group</text:p>
          </table:table-cell>
          <table:table-cell office:string-value="Natural factors" office:value-type="string" table:number-columns-spanned="3" table:number-rows-spanned="1" table:style-name="a343fb6">
            <text:p>Natural factor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Type" office:value-type="string" table:number-rows-spanned="1" table:style-name="adb3bcd">
            <text:p>Type</text:p>
          </table:table-cell>
          <table:table-cell office:string-value="Quantitative" office:value-type="string" table:number-columns-spanned="3" table:number-rows-spanned="1" table:style-name="a343fb6">
            <text:p>Quantitative</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Aggregation Method" office:value-type="string" table:number-rows-spanned="1" table:style-name="ae7b181">
            <text:p>Aggregation Method</text:p>
          </table:table-cell>
          <table:table-cell office:string-value="Sum" office:value-type="string" table:number-columns-spanned="3" table:number-rows-spanned="1" table:style-name="a343fb6">
            <text:p>Sum</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Units" office:value-type="string" table:number-rows-spanned="1" table:style-name="a26a363">
            <text:p>Units</text:p>
          </table:table-cell>
          <table:table-cell office:string-value="mm" office:value-type="string" table:number-columns-spanned="3" table:number-rows-spanned="1" table:style-name="a343fb6">
            <text:p>mm</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Target value" office:value-type="string" table:number-rows-spanned="1" table:style-name="a89a9d4">
            <text:p>Target value</text:p>
          </table:table-cell>
          <table:table-cell office:string-value="" office:value-type="string" table:number-columns-spanned="3" table:number-rows-spanned="1" table:style-name="a343fb6">
            <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Source of Verification" office:value-type="string" table:number-rows-spanned="1" table:style-name="ad85849">
            <text:p>Source of Verification</text:p>
          </table:table-cell>
          <table:table-cell office:string-value="Weather.com" office:value-type="string" table:number-columns-spanned="3" table:number-rows-spanned="1" table:style-name="a343fb6">
            <text:p>Weather.com</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Comments" office:value-type="string" table:number-rows-spanned="1" table:style-name="a6b90ad">
            <text:p>Comments</text:p>
          </table:table-cell>
          <table:table-cell office:string-value="A non-governmental organization (NGO) is a legally constituted organization created by natural or legal persons that operates independently from any form of government. The term originated from the United Nations (UN), and is normally used to refer to organizations that are not a part of the government and are not conventional for-profit business. In the cases in which NGOs are funded totally or partially by governments" office:value-type="string" table:number-columns-spanned="3" table:number-rows-spanned="1" table:style-name="a343fb6">
            <text:p>A non-governmental organization (NGO) is a legally constituted organization created by natural or legal persons that operates independently from any form of government. The term originated from the United Nations (UN), and is normally used to refer to organizations that are not a part of the government and are not conventional for-profit business. In the cases in which NGOs are funded totally or partially by government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Value" office:value-type="string" table:number-rows-spanned="1" table:style-name="a34f0de">
            <text:p>Value</text:p>
          </table:table-cell>
          <table:table-cell office:string-value="1,520" office:value-type="string" table:number-columns-spanned="3" table:number-rows-spanned="1" table:style-name="a343fb6">
            <text:p>1,520</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8ca79e">
          <table:table-cell/>
          <table:table-cell table:number-rows-spanned="1" table:style-name=""/>
          <table:table-cell table:number-columns-repeated="3" table:number-rows-spanned="1" table:style-name=""/>
          <table:table-cell table:number-rows-spanned="1"/>
          <table:table-cell table:number-rows-spanned="1"/>
          <table:table-cell table:number-rows-spanned="1"/>
          <table:table-cell table:number-rows-spanned="1"/>
        </table:table-row>
        <table:table-row>
          <table:table-cell/>
          <table:table-cell office:string-value="Site/Month" office:value-type="string" table:number-rows-spanned="1" table:style-name="aeb6692">
            <text:p>Site/Month</text:p>
          </table:table-cell>
          <table:table-cell office:string-value="Aug" office:value-type="string" table:number-rows-spanned="1" table:style-name="a6efd70">
            <text:p>Aug</text:p>
          </table:table-cell>
          <table:table-cell office:string-value="Sep" office:value-type="string" table:number-rows-spanned="1" table:style-name="a5221a0">
            <text:p>Sep</text:p>
          </table:table-cell>
          <table:table-cell office:string-value="Oct" office:value-type="string" table:number-rows-spanned="1" table:style-name="a53a534">
            <text:p>Oct</text:p>
          </table:table-cell>
          <table:table-cell office:string-value="Nov" office:value-type="string" table:number-rows-spanned="1" table:style-name="af9ac25">
            <text:p>Nov</text:p>
          </table:table-cell>
          <table:table-cell office:string-value="Dec" office:value-type="string" table:number-rows-spanned="1" table:style-name="a7ae806">
            <text:p>Dec</text:p>
          </table:table-cell>
          <table:table-cell office:string-value="Jan" office:value-type="string" table:number-rows-spanned="1" table:style-name="ac46d56">
            <text:p>Jan</text:p>
          </table:table-cell>
          <table:table-cell office:string-value="Feb" office:value-type="string" table:number-rows-spanned="1" table:style-name="a1d7cdc">
            <text:p>Feb</text:p>
          </table:table-cell>
        </table:table-row>
        <table:table-row>
          <table:table-cell/>
          <table:table-cell office:string-value="Algeria" office:value-type="string" table:number-rows-spanned="1" table:style-name="ab5b3a9">
            <text:p>Algeria</text:p>
          </table:table-cell>
          <table:table-cell office:string-value="300" office:value-type="string" table:number-rows-spanned="1" table:style-name="adda65a">
            <text:p>300</text:p>
          </table:table-cell>
          <table:table-cell office:string-value="" office:value-type="string" table:number-rows-spanned="1" table:style-name="a343fb6">
            <text:p/>
          </table:table-cell>
          <table:table-cell office:string-value="300" office:value-type="string" table:number-rows-spanned="1" table:style-name="a4d5f12">
            <text:p>300</text:p>
          </table:table-cell>
          <table:table-cell office:string-value="300" office:value-type="string" table:number-rows-spanned="1" table:style-name="a02c1bf">
            <text:p>300</text:p>
          </table:table-cell>
          <table:table-cell office:string-value="120" office:value-type="string" table:number-rows-spanned="1" table:style-name="ae6eac8">
            <text:p>120</text:p>
          </table:table-cell>
          <table:table-cell office:string-value="" office:value-type="string" table:number-rows-spanned="1" table:style-name="a343fb6">
            <text:p/>
          </table:table-cell>
          <table:table-cell office:string-value="" office:value-type="string" table:number-rows-spanned="1" table:style-name="a343fb6">
            <text:p/>
          </table:table-cell>
        </table:table-row>
        <table:table-row>
          <table:table-cell/>
          <table:table-cell office:string-value="Syria" office:value-type="string" table:number-rows-spanned="1" table:style-name="a1eafcd">
            <text:p>Syria</text:p>
          </table:table-cell>
          <table:table-cell office:string-value="" office:value-type="string" table:number-rows-spanned="1" table:style-name="a343fb6">
            <text:p/>
          </table:table-cell>
          <table:table-cell office:string-value="200" office:value-type="string" table:number-rows-spanned="1" table:style-name="a34a827">
            <text:p>200</text:p>
          </table:table-cell>
          <table:table-cell office:string-value="100" office:value-type="string" table:number-rows-spanned="1" table:style-name="a197a03">
            <text:p>100</text:p>
          </table:table-cell>
          <table:table-cell office:string-value="" office:value-type="string" table:number-rows-spanned="1" table:style-name="a343fb6">
            <text:p/>
          </table:table-cell>
          <table:table-cell office:string-value="200" office:value-type="string" table:number-rows-spanned="1" table:style-name="a78f296">
            <text:p>200</text:p>
          </table:table-cell>
          <table:table-cell office:string-value="" office:value-type="string" table:number-rows-spanned="1" table:style-name="a343fb6">
            <text:p/>
          </table:table-cell>
          <table:table-cell office:string-value="" office:value-type="string" table:number-rows-spanned="1" table:style-name="a343fb6">
            <text:p/>
          </table:table-cell>
        </table:table-row>
      </table:table>
      <table:table table:name="IND_Number_of_delivered_c" table:style-name="abfe47b">
        <table:table-column table:style-name="a8b5378"/>
        <table:table-column table:style-name="a696997"/>
        <table:table-column table:style-name="a2ec83a"/>
        <table:table-column table:style-name="aca6301"/>
        <table:table-column table:style-name="a030348"/>
        <table:table-column table:style-name="ae08ffb"/>
        <table:table-column table:style-name="a6d8513"/>
        <table:table-column table:style-name="a778996"/>
        <table:table-column table:style-name="a952171"/>
        <table:table-row>
          <table:table-cell/>
          <table:table-cell table:number-columns-spanned="4" table:number-rows-spanned="1">
            <text:p><text:a xlink:href="#Indicators_list" xlink:type="simple">Go to indicators list</text:a></text:p>
          </table:table-cell>
          <table:covered-table-cell/>
          <table:covered-table-cell/>
          <table:covered-table-cell/>
          <table:table-cell table:number-rows-spanned="1"/>
          <table:table-cell table:number-rows-spanned="1"/>
          <table:table-cell table:number-rows-spanned="1"/>
          <table:table-cell table:number-rows-spanned="1"/>
        </table:table-row>
        <table:table-row table:style-name="a97da0a">
          <table:table-cell/>
          <table:table-cell office:string-value="Number of delivered computers" office:value-type="string" table:number-columns-spanned="4" table:number-rows-spanned="1" table:style-name="a314056">
            <text:p>Number of delivered computers</text:p>
          </table:table-cell>
          <table:covered-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1133f4">
          <table:table-cell/>
          <table:table-cell table:number-columns-repeated="4" table:number-rows-spanned="1" table:style-name="a314056"/>
          <table:table-cell table:number-rows-spanned="1"/>
          <table:table-cell table:number-rows-spanned="1"/>
          <table:table-cell table:number-rows-spanned="1"/>
          <table:table-cell table:number-rows-spanned="1"/>
        </table:table-row>
        <table:table-row>
          <table:table-cell/>
          <table:table-cell office:string-value="Code" office:value-type="string" table:number-rows-spanned="1" table:style-name="ab9d507">
            <text:p>Code</text:p>
          </table:table-cell>
          <table:table-cell office:string-value="002" office:value-type="string" table:number-columns-spanned="3" table:number-rows-spanned="1" table:style-name="a343fb6">
            <text:p>002</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Group" office:value-type="string" table:number-rows-spanned="1" table:style-name="a98dfc7">
            <text:p>Group</text:p>
          </table:table-cell>
          <table:table-cell office:string-value="" office:value-type="string" table:number-columns-spanned="3" table:number-rows-spanned="1" table:style-name="a343fb6">
            <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Type" office:value-type="string" table:number-rows-spanned="1" table:style-name="a856c6b">
            <text:p>Type</text:p>
          </table:table-cell>
          <table:table-cell office:string-value="Quantitative" office:value-type="string" table:number-columns-spanned="3" table:number-rows-spanned="1" table:style-name="a343fb6">
            <text:p>Quantitative</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Aggregation Method" office:value-type="string" table:number-rows-spanned="1" table:style-name="aa1ca6e">
            <text:p>Aggregation Method</text:p>
          </table:table-cell>
          <table:table-cell office:string-value="Sum" office:value-type="string" table:number-columns-spanned="3" table:number-rows-spanned="1" table:style-name="a343fb6">
            <text:p>Sum</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Units" office:value-type="string" table:number-rows-spanned="1" table:style-name="a390465">
            <text:p>Units</text:p>
          </table:table-cell>
          <table:table-cell office:string-value="items" office:value-type="string" table:number-columns-spanned="3" table:number-rows-spanned="1" table:style-name="a343fb6">
            <text:p>item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Target value" office:value-type="string" table:number-rows-spanned="1" table:style-name="aa3b02c">
            <text:p>Target value</text:p>
          </table:table-cell>
          <table:table-cell office:string-value="100.00" office:value-type="string" table:number-columns-spanned="3" table:number-rows-spanned="1" table:style-name="a343fb6">
            <text:p>100.00</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Source of Verification" office:value-type="string" table:number-rows-spanned="1" table:style-name="a693b02">
            <text:p>Source of Verification</text:p>
          </table:table-cell>
          <table:table-cell office:string-value="Apart from &quot;NGO&quot;, there are many alternative or overlapping terms in use, including: third sector organization (TSO), non-profit organization (NPO), voluntary organization (VO), civil society organization (CSO), grassroots organization (GO), social movement organization (SMO), private voluntary organization (PVO), self-help organization (SHO) and non-state actors (NSAs)." office:value-type="string" table:number-columns-spanned="3" table:number-rows-spanned="1" table:style-name="a343fb6">
            <text:p>Apart from "NGO", there are many alternative or overlapping terms in use, including: third sector organization (TSO), non-profit organization (NPO), voluntary organization (VO), civil society organization (CSO), grassroots organization (GO), social movement organization (SMO), private voluntary organization (PVO), self-help organization (SHO) and non-state actors (NSA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Comments" office:value-type="string" table:number-rows-spanned="1" table:style-name="a002193">
            <text:p>Comments</text:p>
          </table:table-cell>
          <table:table-cell office:string-value="" office:value-type="string" table:number-columns-spanned="3" table:number-rows-spanned="1" table:style-name="a343fb6">
            <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Value" office:value-type="string" table:number-rows-spanned="1" table:style-name="afd338f">
            <text:p>Value</text:p>
          </table:table-cell>
          <table:table-cell office:string-value="50" office:value-type="string" table:number-columns-spanned="3" table:number-rows-spanned="1" table:style-name="a343fb6">
            <text:p>50</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710689">
          <table:table-cell/>
          <table:table-cell table:number-rows-spanned="1" table:style-name=""/>
          <table:table-cell table:number-columns-repeated="3" table:number-rows-spanned="1" table:style-name=""/>
          <table:table-cell table:number-rows-spanned="1"/>
          <table:table-cell table:number-rows-spanned="1"/>
          <table:table-cell table:number-rows-spanned="1"/>
          <table:table-cell table:number-rows-spanned="1"/>
        </table:table-row>
        <table:table-row>
          <table:table-cell/>
          <table:table-cell office:string-value="Site/Month" office:value-type="string" table:number-rows-spanned="1" table:style-name="a3e118b">
            <text:p>Site/Month</text:p>
          </table:table-cell>
          <table:table-cell office:string-value="Aug" office:value-type="string" table:number-rows-spanned="1" table:style-name="ac8c90f">
            <text:p>Aug</text:p>
          </table:table-cell>
          <table:table-cell office:string-value="Sep" office:value-type="string" table:number-rows-spanned="1" table:style-name="a49af15">
            <text:p>Sep</text:p>
          </table:table-cell>
          <table:table-cell office:string-value="Oct" office:value-type="string" table:number-rows-spanned="1" table:style-name="ad13d68">
            <text:p>Oct</text:p>
          </table:table-cell>
          <table:table-cell office:string-value="Nov" office:value-type="string" table:number-rows-spanned="1" table:style-name="a5ed734">
            <text:p>Nov</text:p>
          </table:table-cell>
          <table:table-cell office:string-value="Dec" office:value-type="string" table:number-rows-spanned="1" table:style-name="a1f9383">
            <text:p>Dec</text:p>
          </table:table-cell>
          <table:table-cell office:string-value="Jan" office:value-type="string" table:number-rows-spanned="1" table:style-name="a5f0c67">
            <text:p>Jan</text:p>
          </table:table-cell>
          <table:table-cell office:string-value="Feb" office:value-type="string" table:number-rows-spanned="1" table:style-name="a71f7d0">
            <text:p>Feb</text:p>
          </table:table-cell>
        </table:table-row>
        <table:table-row>
          <table:table-cell/>
          <table:table-cell office:string-value="Algeria" office:value-type="string" table:number-rows-spanned="1" table:style-name="a7b6845">
            <text:p>Algeria</text:p>
          </table:table-cell>
          <table:table-cell office:string-value="2" office:value-type="string" table:number-rows-spanned="1" table:style-name="a4d47f0">
            <text:p>2</text:p>
          </table:table-cell>
          <table:table-cell office:string-value="10" office:value-type="string" table:number-rows-spanned="1" table:style-name="a47a945">
            <text:p>10</text:p>
          </table:table-cell>
          <table:table-cell office:string-value="" office:value-type="string" table:number-rows-spanned="1" table:style-name="a343fb6">
            <text:p/>
          </table:table-cell>
          <table:table-cell office:string-value="" office:value-type="string" table:number-rows-spanned="1" table:style-name="a343fb6">
            <text:p/>
          </table:table-cell>
          <table:table-cell office:string-value="23" office:value-type="string" table:number-rows-spanned="1" table:style-name="a68a1bf">
            <text:p>23</text:p>
          </table:table-cell>
          <table:table-cell office:string-value="" office:value-type="string" table:number-rows-spanned="1" table:style-name="a343fb6">
            <text:p/>
          </table:table-cell>
          <table:table-cell office:string-value="" office:value-type="string" table:number-rows-spanned="1" table:style-name="a343fb6">
            <text:p/>
          </table:table-cell>
        </table:table-row>
        <table:table-row>
          <table:table-cell/>
          <table:table-cell office:string-value="Syria" office:value-type="string" table:number-rows-spanned="1" table:style-name="a9c4fd0">
            <text:p>Syria</text:p>
          </table:table-cell>
          <table:table-cell office:string-value="" office:value-type="string" table:number-rows-spanned="1" table:style-name="a343fb6">
            <text:p/>
          </table:table-cell>
          <table:table-cell office:string-value="" office:value-type="string" table:number-rows-spanned="1" table:style-name="a343fb6">
            <text:p/>
          </table:table-cell>
          <table:table-cell office:string-value="4" office:value-type="string" table:number-rows-spanned="1" table:style-name="a37d9cd">
            <text:p>4</text:p>
          </table:table-cell>
          <table:table-cell office:string-value="" office:value-type="string" table:number-rows-spanned="1" table:style-name="a343fb6">
            <text:p/>
          </table:table-cell>
          <table:table-cell office:string-value="5" office:value-type="string" table:number-rows-spanned="1" table:style-name="aef503e">
            <text:p>5</text:p>
          </table:table-cell>
          <table:table-cell office:string-value="" office:value-type="string" table:number-rows-spanned="1" table:style-name="a343fb6">
            <text:p/>
          </table:table-cell>
          <table:table-cell office:string-value="6" office:value-type="string" table:number-rows-spanned="1" table:style-name="a86fc3f">
            <text:p>6</text:p>
          </table:table-cell>
        </table:table-row>
      </table:table>
      <table:table table:name="IND_Level_of_support_by_l" table:style-name="a018f49">
        <table:table-column table:style-name="a2cb1ba"/>
        <table:table-column table:style-name="ab7851e"/>
        <table:table-column table:style-name="a704080"/>
        <table:table-column table:style-name="ad86692"/>
        <table:table-column table:style-name="a07540f"/>
        <table:table-column table:style-name="aee2230"/>
        <table:table-column table:style-name="a20c275"/>
        <table:table-column table:style-name="a15b6e7"/>
        <table:table-column table:style-name="af90e26"/>
        <table:table-row>
          <table:table-cell/>
          <table:table-cell table:number-columns-spanned="4" table:number-rows-spanned="1">
            <text:p><text:a xlink:href="#Indicators_list" xlink:type="simple">Go to indicators list</text:a></text:p>
          </table:table-cell>
          <table:covered-table-cell/>
          <table:covered-table-cell/>
          <table:covered-table-cell/>
          <table:table-cell table:number-rows-spanned="1"/>
          <table:table-cell table:number-rows-spanned="1"/>
          <table:table-cell table:number-rows-spanned="1"/>
          <table:table-cell table:number-rows-spanned="1"/>
        </table:table-row>
        <table:table-row table:style-name="a1f7926">
          <table:table-cell/>
          <table:table-cell office:string-value="Level of support by local agencies" office:value-type="string" table:number-columns-spanned="4" table:number-rows-spanned="1" table:style-name="a08e6e4">
            <text:p>Level of support by local agencies</text:p>
          </table:table-cell>
          <table:covered-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1cf0b7">
          <table:table-cell/>
          <table:table-cell table:number-columns-repeated="4" table:number-rows-spanned="1" table:style-name="a08e6e4"/>
          <table:table-cell table:number-rows-spanned="1"/>
          <table:table-cell table:number-rows-spanned="1"/>
          <table:table-cell table:number-rows-spanned="1"/>
          <table:table-cell table:number-rows-spanned="1"/>
        </table:table-row>
        <table:table-row>
          <table:table-cell/>
          <table:table-cell office:string-value="Code" office:value-type="string" table:number-rows-spanned="1" table:style-name="aca87cb">
            <text:p>Code</text:p>
          </table:table-cell>
          <table:table-cell office:string-value="002" office:value-type="string" table:number-columns-spanned="3" table:number-rows-spanned="1" table:style-name="a343fb6">
            <text:p>002</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Group" office:value-type="string" table:number-rows-spanned="1" table:style-name="a1d1e14">
            <text:p>Group</text:p>
          </table:table-cell>
          <table:table-cell office:string-value="" office:value-type="string" table:number-columns-spanned="3" table:number-rows-spanned="1" table:style-name="a343fb6">
            <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Type" office:value-type="string" table:number-rows-spanned="1" table:style-name="ad26687">
            <text:p>Type</text:p>
          </table:table-cell>
          <table:table-cell office:string-value="Qualitative" office:value-type="string" table:number-columns-spanned="3" table:number-rows-spanned="1" table:style-name="a343fb6">
            <text:p>Qualitative</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Possible values" office:value-type="string" table:number-rows-spanned="1" table:style-name="a2dd465">
            <text:p>Possible values</text:p>
          </table:table-cell>
          <table:table-cell office:string-value=" - very bad&#10; - bad&#10; - tolerable&#10; - goo" office:value-type="string" table:number-columns-spanned="3" table:number-rows-spanned="1" table:style-name="a343fb6">
            <text:p> - very bad<text:line-break/> - bad<text:line-break/> - tolerable<text:line-break/> - goo</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Source of Verification" office:value-type="string" table:number-rows-spanned="1" table:style-name="a4e5665">
            <text:p>Source of Verification</text:p>
          </table:table-cell>
          <table:table-cell office:string-value="as" office:value-type="string" table:number-columns-spanned="3" table:number-rows-spanned="1" table:style-name="a343fb6">
            <text:p>a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Comments" office:value-type="string" table:number-rows-spanned="1" table:style-name="a38e44e">
            <text:p>Comments</text:p>
          </table:table-cell>
          <table:table-cell office:string-value="Professor Peter Willetts, from the University of London, argues the definition of NGOs can be interpreted differently by various organizations and depending on a situation’s context. He defines an NGO as “&quot;an independent voluntary association of people acting together on a continuous basis for some common purpose other than achieving government office, making money or illegal activities.&quot;" office:value-type="string" table:number-columns-spanned="3" table:number-rows-spanned="1" table:style-name="a343fb6">
            <text:p>Professor Peter Willetts, from the University of London, argues the definition of NGOs can be interpreted differently by various organizations and depending on a situation’s context. He defines an NGO as “"an independent voluntary association of people acting together on a continuous basis for some common purpose other than achieving government office, making money or illegal activities."</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table-cell/>
          <table:table-cell office:string-value="Value" office:value-type="string" table:number-rows-spanned="1" table:style-name="ab67fff">
            <text:p>Value</text:p>
          </table:table-cell>
          <table:table-cell office:string-value="bad (57%)" office:value-type="string" table:number-columns-spanned="3" table:number-rows-spanned="1" table:style-name="a343fb6">
            <text:p>bad (57%)</text:p>
          </table:table-cell>
          <table:covered-table-cell/>
          <table:covered-table-cell/>
          <table:table-cell office:value-type="string" table:number-rows-spanned="1"/>
          <table:table-cell office:value-type="string" table:number-rows-spanned="1"/>
          <table:table-cell office:value-type="string" table:number-rows-spanned="1"/>
          <table:table-cell office:value-type="string" table:number-rows-spanned="1"/>
        </table:table-row>
        <table:table-row table:style-name="aaff763">
          <table:table-cell/>
          <table:table-cell table:number-rows-spanned="1" table:style-name=""/>
          <table:table-cell table:number-columns-repeated="3" table:number-rows-spanned="1" table:style-name=""/>
          <table:table-cell table:number-rows-spanned="1"/>
          <table:table-cell table:number-rows-spanned="1"/>
          <table:table-cell table:number-rows-spanned="1"/>
          <table:table-cell table:number-rows-spanned="1"/>
        </table:table-row>
        <table:table-row>
          <table:table-cell/>
          <table:table-cell office:string-value="Site/Month" office:value-type="string" table:number-rows-spanned="1" table:style-name="acd8a16">
            <text:p>Site/Month</text:p>
          </table:table-cell>
          <table:table-cell office:string-value="Aug" office:value-type="string" table:number-rows-spanned="1" table:style-name="abae536">
            <text:p>Aug</text:p>
          </table:table-cell>
          <table:table-cell office:string-value="Sep" office:value-type="string" table:number-rows-spanned="1" table:style-name="a6d5c3f">
            <text:p>Sep</text:p>
          </table:table-cell>
          <table:table-cell office:string-value="Oct" office:value-type="string" table:number-rows-spanned="1" table:style-name="aa3a8b5">
            <text:p>Oct</text:p>
          </table:table-cell>
          <table:table-cell office:string-value="Nov" office:value-type="string" table:number-rows-spanned="1" table:style-name="af6183a">
            <text:p>Nov</text:p>
          </table:table-cell>
          <table:table-cell office:string-value="Dec" office:value-type="string" table:number-rows-spanned="1" table:style-name="ac5bb26">
            <text:p>Dec</text:p>
          </table:table-cell>
          <table:table-cell office:string-value="Jan" office:value-type="string" table:number-rows-spanned="1" table:style-name="a31daec">
            <text:p>Jan</text:p>
          </table:table-cell>
          <table:table-cell office:string-value="Feb" office:value-type="string" table:number-rows-spanned="1" table:style-name="a872a4e">
            <text:p>Feb</text:p>
          </table:table-cell>
        </table:table-row>
        <table:table-row>
          <table:table-cell/>
          <table:table-cell office:string-value="Algeria" office:value-type="string" table:number-rows-spanned="1" table:style-name="a9d7fff">
            <text:p>Algeria</text:p>
          </table:table-cell>
          <table:table-cell office:string-value="bad" office:value-type="string" table:number-rows-spanned="1" table:style-name="a343fb6">
            <text:p>bad</text:p>
          </table:table-cell>
          <table:table-cell office:string-value="good" office:value-type="string" table:number-rows-spanned="1" table:style-name="a343fb6">
            <text:p>good</text:p>
          </table:table-cell>
          <table:table-cell office:string-value="" office:value-type="string" table:number-rows-spanned="1" table:style-name="a343fb6">
            <text:p/>
          </table:table-cell>
          <table:table-cell office:string-value="" office:value-type="string" table:number-rows-spanned="1" table:style-name="a343fb6">
            <text:p/>
          </table:table-cell>
          <table:table-cell office:string-value="bad" office:value-type="string" table:number-rows-spanned="1" table:style-name="a343fb6">
            <text:p>bad</text:p>
          </table:table-cell>
          <table:table-cell office:string-value="" office:value-type="string" table:number-rows-spanned="1" table:style-name="a343fb6">
            <text:p/>
          </table:table-cell>
          <table:table-cell office:string-value="" office:value-type="string" table:number-rows-spanned="1" table:style-name="a343fb6">
            <text:p/>
          </table:table-cell>
        </table:table-row>
        <table:table-row>
          <table:table-cell/>
          <table:table-cell office:string-value="Syria" office:value-type="string" table:number-rows-spanned="1" table:style-name="ab31369">
            <text:p>Syria</text:p>
          </table:table-cell>
          <table:table-cell office:string-value="tolerable" office:value-type="string" table:number-rows-spanned="1" table:style-name="a343fb6">
            <text:p>tolerable</text:p>
          </table:table-cell>
          <table:table-cell office:string-value="good" office:value-type="string" table:number-rows-spanned="1" table:style-name="a343fb6">
            <text:p>good</text:p>
          </table:table-cell>
          <table:table-cell office:string-value="" office:value-type="string" table:number-rows-spanned="1" table:style-name="a343fb6">
            <text:p/>
          </table:table-cell>
          <table:table-cell office:string-value="bad" office:value-type="string" table:number-rows-spanned="1" table:style-name="a343fb6">
            <text:p>bad</text:p>
          </table:table-cell>
          <table:table-cell office:string-value="" office:value-type="string" table:number-rows-spanned="1" table:style-name="a343fb6">
            <text:p/>
          </table:table-cell>
          <table:table-cell office:string-value="" office:value-type="string" table:number-rows-spanned="1" table:style-name="a343fb6">
            <text:p/>
          </table:table-cell>
          <table:table-cell office:string-value="bad" office:value-type="string" table:number-rows-spanned="1" table:style-name="a343fb6">
            <text:p>bad</text:p>
          </table:table-cell>
        </table:table-row>
      </table:table>
    </office:spreadshee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dev</dc:creator>
    <dc:date>2012-09-06T22:04:04</dc:date>
    <meta:editing-cycles>1</meta:editing-cycles>
    <meta:editing-duration>PT0.517S</meta:editing-duration>
    <meta:initial-creator>dev</meta:initial-creator>
    <meta:creation-date>2012-09-06T22:04:04</meta:creation-date>
    <dc:language>en</dc:language>
  </office:meta>
</office:document-meta>
</file>